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a57" officeooo:paragraph-rsid="0003da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1.13</text:p>
      <text:p text:style-name="P1"/>
      <text:p text:style-name="P1">Notamos uma pequena diferença no valor da media ele advém <text:s/>dos erros de arredondamento de valores de ponto flutuante. O one-pass possui resultado mais confiável pois ele já esta preparado para lidar com esses tipos de problema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5:55:48.024246288</meta:creation-date>
    <dc:date>2017-11-01T15:57:10.806570969</dc:date>
    <meta:editing-duration>P0D</meta:editing-duration>
    <meta:editing-cycles>1</meta:editing-cycles>
    <meta:document-statistic meta:table-count="0" meta:image-count="0" meta:object-count="0" meta:page-count="1" meta:paragraph-count="2" meta:word-count="38" meta:character-count="234" meta:non-whitespace-character-count="197"/>
    <meta:generator>LibreOffice/4.2.8.2$Linux_X86_64 LibreOffice_project/420m0$Build-2</meta:generator>
  </office:meta>
</office:document-meta>
</file>